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fo:min-height="0.713cm"/>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1" style:family="paragraph">
      <style:text-properties fo:font-weight="bold" style:font-weight-asian="bold" style:font-weight-complex="bold"/>
    </style:style>
    <style:style style:name="P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Strings</text:p>
          </draw:text-box>
        </draw:frame>
        <draw:frame presentation:style-name="pr2" draw:layer="layout" svg:width="25.199cm" svg:height="12.179cm" svg:x="1.4cm" svg:y="4.914cm" presentation:class="outline">
          <draw:text-box>
            <text:list text:style-name="L2">
              <text:list-item>
                <text:p>Set of characters is called String.</text:p>
              </text:list-item>
              <text:list-item>
                <text:p>Types that comprise smaller pieces are called compound data types.</text:p>
                <text:p>Example:</text:p>
                <text:p>string = “Affine”</text:p>
                <text:p>print(string)</text:p>
              </text:list-item>
              <text:list-item>
                <text:p>The bracket operator selects a single character from a string.</text:p>
                <text:p>fruit = "banana"</text:p>
                <text:p>letter = fruit[1]</text:p>
                <text:p>print letter</text:p>
              </text:list-item>
              <text:list-item>
                <text:p>The expression in brackets is called an index. An index specifies a member of an</text:p>
                <text:p>ordered set, in this case the set of characters in the string. The index indicates</text:p>
                <text:p>which one you want, hence the name. It can be any integer expression which starts from '0'</text:p>
                <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4" draw:layer="layout" svg:width="25.199cm" svg:height="3.506cm" svg:x="1.4cm" svg:y="0.837cm" presentation:class="title">
          <draw:text-box>
            <text:p>String operations</text:p>
          </draw:text-box>
        </draw:frame>
        <draw:frame presentation:style-name="pr2" draw:layer="layout" svg:width="25.199cm" svg:height="12.179cm" svg:x="1.4cm" svg:y="4.914cm" presentation:class="outline">
          <draw:text-box>
            <text:list text:style-name="L2">
              <text:list-header>
                <text:p><text:span text:style-name="T1">Length:</text:span></text:p>
              </text:list-header>
              <text:list-item>
                <text:p>The len function returns the number of characters in a string:</text:p>
                <text:p>print(len('Affine'))</text:p>
                <text:p><text:span text:style-name="T1">Traversal: </text:span></text:p>
              </text:list-item>
              <text:list-item>
                <text:p><text:span text:style-name="T2">Often they start at the beginning, select each character in turn, do something to it, and continue until the end. This pattern of processing is called a traversal.</text:span></text:p>
                <text:p><text:span text:style-name="T2">One way to encode a </text:span><text:span text:style-name="T1">traversal</text:span><text:span text:style-name="T2"> is with a while statement:</text:span></text:p>
                <text:p><text:span text:style-name="T2">index = 0</text:span></text:p>
                <text:p><text:span text:style-name="T2">while index &lt; len(fruit):</text:span></text:p>
                <text:p><text:span text:style-name="T2"><text:s text:c="4"/></text:span><text:span text:style-name="T2">letter = fruit[index]</text:span></text:p>
                <text:p><text:span text:style-name="T2"><text:s text:c="4"/></text:span><text:span text:style-name="T2">print letter</text:span></text:p>
                <text:p><text:span text:style-name="T2"><text:s text:c="4"/></text:span><text:span text:style-name="T2">index = index + 1</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4" draw:layer="layout" svg:width="25.199cm" svg:height="3.506cm" svg:x="1.4cm" svg:y="0.837cm" presentation:class="title">
          <draw:text-box>
            <text:p>String Slicing</text:p>
          </draw:text-box>
        </draw:frame>
        <draw:frame presentation:style-name="pr2" draw:layer="layout" svg:width="25.199cm" svg:height="12.179cm" svg:x="1.4cm" svg:y="4.914cm" presentation:class="outline">
          <draw:text-box>
            <text:list text:style-name="L2">
              <text:list-item>
                <text:p>The operator [n:m] returns the part of the string from the “n-eth” character to the “m-eth” character, including the first but excluding the last. This behavior is counterintuitive; </text:p>
              </text:list-item>
              <text:list-item>
                <text:p>It makes more sense if you imagine the indices pointing between the characters, as in the following diagram:</text:p>
                <text:p><text:span text:style-name="T1">Example for slicing or indexing:</text:span></text:p>
                <text:p>fruit " b a n a n a "</text:p>
              </text:list-item>
              <text:list-item>
                <text:p>Index 0 1 2 3 4 5 6</text:p>
                <text:p><text:span text:style-name="T1">Example for string slicing:</text:span></text:p>
                <text:p><text:span text:style-name="T1">s = "Peter, Paul, and Mary"</text:span></text:p>
                <text:p><text:span text:style-name="T1">print s[0:5]</text:span></text:p>
                <text:p><text:span text:style-name="T1">Peter</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4" draw:layer="layout" svg:width="25.199cm" svg:height="3.506cm" svg:x="1.4cm" svg:y="0.837cm" presentation:class="title">
          <draw:text-box>
            <text:p>String Slicing</text:p>
          </draw:text-box>
        </draw:frame>
        <draw:frame presentation:style-name="pr2" draw:layer="layout" svg:width="25.199cm" svg:height="12.179cm" svg:x="1.4cm" svg:y="4.914cm" presentation:class="outline">
          <draw:text-box>
            <text:list text:style-name="L2">
              <text:list-item>
                <text:p>If you omit the first index (before the colon), the slice starts at the beginning of the string. If you omit the second index, the slice goes to the end of the string.</text:p>
              </text:list-item>
              <text:list-item>
                <text:p>Thus:</text:p>
                <text:p>fruit = "banana"</text:p>
                <text:p>fruit[:3]</text:p>
                <text:p>’ban’</text:p>
                <text:p>fruit[3:]</text:p>
                <text:p>’ana’</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4" draw:layer="layout" svg:width="25.199cm" svg:height="3.506cm" svg:x="1.4cm" svg:y="0.837cm" presentation:class="title">
          <draw:text-box>
            <text:p>Strings are Immutable</text:p>
          </draw:text-box>
        </draw:frame>
        <draw:frame presentation:style-name="pr2" draw:layer="layout" svg:width="25.199cm" svg:height="12.179cm" svg:x="1.4cm" svg:y="4.914cm" presentation:class="outline">
          <draw:text-box>
            <text:list text:style-name="L2">
              <text:list-item>
                <text:p>It is tempting to use the [] operator on the left side of an assignment, with the intention of changing a character in a string.</text:p>
                <text:p><text:span text:style-name="T1">For example</text:span>:</text:p>
                <text:p>greeting = "Hello, world!"</text:p>
                <text:p>greeting[0] = ’J’ # ERROR!</text:p>
                <text:p>print greeting</text:p>
                <text:p>Instead of producing the output Jello, world!, this code produces the runtime</text:p>
                <text:p>error TypeError: object doesn’t support item assignment.</text:p>
                <text:p><text:span text:style-name="T1">Strings are immutable, which means you can’t change an existing string. </text:span></text:p>
              </text:list-item>
              <text:list-item>
                <text:p>The best you can do is create a new string that is a variation on the original:</text:p>
                <text:p><text:span text:style-name="T1">greeting = "Hello, world!"</text:span></text:p>
                <text:p><text:span text:style-name="T1">newGreeting = ’J’ + greeting[1:]</text:span></text:p>
                <text:p><text:span text:style-name="T1">print newGreeting</text:spa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4" draw:layer="layout" svg:width="25.199cm" svg:height="3.506cm" svg:x="1.4cm" svg:y="0.837cm" presentation:class="title" presentation:user-transformed="true">
          <draw:text-box>
            <text:p>String Functions</text:p>
          </draw:text-box>
        </draw:frame>
        <draw:frame presentation:style-name="pr2" draw:layer="layout" svg:width="25.199cm" svg:height="12.179cm" svg:x="1.4cm" svg:y="4.914cm" presentation:class="outline" presentation:user-transformed="true">
          <draw:text-box>
            <text:list text:style-name="L2">
              <text:list-header>
                <text:p>Str1 = “Hello World”</text:p>
              </text:list-header>
              <text:list-item>
                <text:p>print(str1.lower())</text:p>
              </text:list-item>
              <text:list-item>
                <text:p>print(str1.upper())</text:p>
              </text:list-item>
              <text:list-item>
                <text:p>print(str1.find())</text:p>
                <text:p/>
                <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4" draw:layer="layout" svg:width="25.199cm" svg:height="3.506cm" svg:x="1.4cm" svg:y="0.837cm" presentation:class="title">
          <draw:text-box>
            <text:p>Lists</text:p>
          </draw:text-box>
        </draw:frame>
        <draw:frame presentation:style-name="pr2" draw:layer="layout" svg:width="25.199cm" svg:height="12.179cm" svg:x="1.4cm" svg:y="4.914cm" presentation:class="outline">
          <draw:text-box>
            <text:list text:style-name="L2">
              <text:list-item>
                <text:p>A list is an ordered set of values, where each value is identified by an index. The values that make up a list are called its elements.</text:p>
              </text:list-item>
              <text:list-item>
                <text:p>Lists and strings—and other things that behave like ordered sets—are called <text:span text:style-name="T1">sequences</text:span>.</text:p>
              </text:list-item>
              <text:list-item>
                <text:p>There are several ways to create a new list; the simplest is to enclose the elements in square brackets ([ and ]):</text:p>
                <text:p>[10, 20, 30, 40]</text:p>
                <text:p>["spam", "bungee", "swallow"]</text:p>
              </text:list-item>
              <text:list-item>
                <text:p>The following list contains a string, a float, an integer, and (mirabile dictu) another list:</text:p>
                <text:p>["hello", 2.0, 5, [10, 20]]</text:p>
                <text:p>A list within another list is said to be <text:span text:style-name="T1">nested.</text:span></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4" draw:layer="layout" svg:width="25.199cm" svg:height="3.506cm" svg:x="1.4cm" svg:y="0.837cm" presentation:class="title">
          <draw:text-box>
            <text:p>List Indexes</text:p>
          </draw:text-box>
        </draw:frame>
        <draw:frame presentation:style-name="pr2" draw:layer="layout" svg:width="25.199cm" svg:height="12.179cm" svg:x="1.4cm" svg:y="4.914cm" presentation:class="outline">
          <draw:text-box>
            <text:list text:style-name="L2">
              <text:list-item>
                <text:p>Any integer expression can be used as an index:</text:p>
                <text:p><text:s/>numbers[3-2]</text:p>
                <text:p>5</text:p>
                <text:p>numbers[1.0]</text:p>
              </text:list-item>
              <text:list-item>
                <text:p>TypeError: sequence index must be integer</text:p>
              </text:list-item>
              <text:list-item>
                <text:p>If an index has a negative value, it counts backward from the end of the list:</text:p>
                <text:p>numbers[-1]</text:p>
                <text:p>5</text:p>
                <text:p>numbers[-2]</text:p>
                <text:p>17</text:p>
                <text:p>numbers[-3]</text:p>
              </text:list-item>
              <text:list-item>
                <text:p>IndexError: list index out of range</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4" draw:layer="layout" svg:width="25.199cm" svg:height="3.506cm" svg:x="1.4cm" svg:y="0.837cm" presentation:class="title">
          <draw:text-box>
            <text:p>List operations</text:p>
          </draw:text-box>
        </draw:frame>
        <draw:frame presentation:style-name="pr2" draw:layer="layout" svg:width="25.199cm" svg:height="12.179cm" svg:x="1.4cm" svg:y="4.914cm" presentation:class="outline">
          <draw:text-box>
            <text:list text:style-name="L2">
              <text:list-item>
                <text:p>The function <text:span text:style-name="T1">len</text:span> returns the length of a list.</text:p>
                <text:p>horsemen = ["war", "famine", "pestilence", "death"]</text:p>
                <text:p>print(len(horsemen))</text:p>
              </text:list-item>
              <text:list-item>
                <text:p><text:span text:style-name="T1">List membership</text:span>:<text:span text:style-name="T1"> </text:span></text:p>
                <text:p><text:span text:style-name="T1">in</text:span> is a boolean operator that tests membership in a sequence.</text:p>
                <text:p><text:span text:style-name="T1">Example:</text:span></text:p>
                <text:p><text:span text:style-name="T1">horsemen = [’war’, ’famine’, ’pestilence’, ’death’]</text:span></text:p>
                <text:p><text:span text:style-name="T1">’</text:span><text:span text:style-name="T1">pestilence’ in horsemen</text:span></text:p>
                <text:p><text:span text:style-name="T1">True</text:span></text:p>
                <text:p><text:span text:style-name="T1">’</text:span><text:span text:style-name="T1">debauchery’ in horsemen</text:span></text:p>
                <text:p><text:span text:style-name="T1">False</text:span></text:p>
                <text:p/>
                <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4" draw:layer="layout" svg:width="25.199cm" svg:height="3.506cm" svg:x="1.4cm" svg:y="0.837cm" presentation:class="title">
          <draw:text-box>
            <text:p>List Operations</text:p>
          </draw:text-box>
        </draw:frame>
        <draw:frame presentation:style-name="pr2" draw:text-style-name="P1" draw:layer="layout" svg:width="25.199cm" svg:height="12.179cm" svg:x="1.4cm" svg:y="4.914cm" presentation:class="outline" presentation:user-transformed="true">
          <draw:text-box>
            <text:list text:style-name="L2">
              <text:list-header>
                <text:p text:style-name="P1"><text:span text:style-name="T1">Lists and for loops:</text:span></text:p>
                <text:p text:style-name="P1"><text:span text:style-name="T2">for VARIABLE in LIST:</text:span></text:p>
                <text:p text:style-name="P1"><text:span text:style-name="T2"><text:s text:c="4"/></text:span><text:span text:style-name="T2">BODY</text:span></text:p>
                <text:p text:style-name="P1"><text:span text:style-name="T1">List operations:</text:span></text:p>
              </text:list-header>
              <text:list-item>
                <text:p text:style-name="P1"><text:span text:style-name="T2">+ - concatenation</text:span></text:p>
              </text:list-item>
              <text:list-item>
                <text:p text:style-name="P1"><text:span text:style-name="T2">* - Repetition</text:span></text:p>
                <text:p text:style-name="P1"><text:span text:style-name="T1">List slices:</text:span></text:p>
              </text:list-item>
              <text:list-item>
                <text:p text:style-name="P1"><text:span text:style-name="T2"><text:s/></text:span><text:span text:style-name="T2">list = [’a’, ’b’, ’c’, ’d’, ’e’, ’f’]</text:span></text:p>
              </text:list-item>
              <text:list-item>
                <text:p text:style-name="P1"><text:span text:style-name="T2">List[1:3]</text:span></text:p>
              </text:list-item>
              <text:list-item>
                <text:p text:style-name="P1"><text:span text:style-name="T2">b,c</text:span></text:p>
                <text:p text:style-name="P1"><text:span text:style-name="T2"/></text:p>
                <text:p text:style-name="P1"><text:span text:style-name="T2"/></text:p>
                <text:p text:style-name="P1"><text:span text:style-name="T1"/></text:p>
                <text:p text:style-name="P1"><text:span text:style-name="T1"/></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4" draw:layer="layout" svg:width="25.199cm" svg:height="3.506cm" svg:x="1.4cm" svg:y="0.837cm" presentation:class="title">
          <draw:text-box>
            <text:p>Lists are mutable</text:p>
          </draw:text-box>
        </draw:frame>
        <draw:frame presentation:style-name="pr2" draw:layer="layout" svg:width="25.199cm" svg:height="12.179cm" svg:x="1.4cm" svg:y="4.914cm" presentation:class="outline">
          <draw:text-box>
            <text:list text:style-name="L2">
              <text:list-header>
                <text:p>Unlike strings, lists are mutable, which means we can<text:span text:style-name="T1"> change</text:span> their elements.</text:p>
                <text:p><text:span text:style-name="T1">Example:</text:span></text:p>
                <text:p>fruit = ["banana", "apple", "quince"]</text:p>
                <text:p>fruit[0] = "pear"</text:p>
                <text:p>fruit[-1] = "orange"</text:p>
                <text:p>print fruit</text:p>
              </text:list-header>
              <text:list-item>
                <text:p><text:span text:style-name="T1">Output</text:span></text:p>
                <text:p>[’pear’, ’apple’, ’orange’]</text:p>
                <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4" draw:layer="layout" svg:width="25.199cm" svg:height="3.506cm" svg:x="1.4cm" svg:y="0.837cm" presentation:class="title">
          <draw:text-box>
            <text:p>List deletion</text:p>
          </draw:text-box>
        </draw:frame>
        <draw:frame presentation:style-name="pr2" draw:layer="layout" svg:width="25.199cm" svg:height="12.179cm" svg:x="1.4cm" svg:y="4.914cm" presentation:class="outline">
          <draw:text-box>
            <text:list text:style-name="L2">
              <text:list-item>
                <text:p><text:span text:style-name="T1">del</text:span> removes an element from a list:</text:p>
                <text:p><text:span text:style-name="T1">Example:</text:span></text:p>
              </text:list-item>
              <text:list-item>
                <text:p>A = <text:s/>[’one’, ’two’, ’three’]</text:p>
              </text:list-item>
              <text:list-item>
                <text:p>del A[1]</text:p>
              </text:list-item>
              <text:list-item>
                <text:p>A</text:p>
              </text:list-item>
              <text:list-item>
                <text:p><text:span text:style-name="T1">Output:</text:span></text:p>
                <text:p>[’one’, ’three’]</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4" draw:layer="layout" svg:width="25.199cm" svg:height="3.506cm" svg:x="1.4cm" svg:y="0.837cm" presentation:class="title">
          <draw:text-box>
            <text:p>Aliasing</text:p>
          </draw:text-box>
        </draw:frame>
        <draw:frame presentation:style-name="pr2" draw:layer="layout" svg:width="25.199cm" svg:height="12.179cm" svg:x="1.4cm" svg:y="4.914cm" presentation:class="outline">
          <draw:text-box>
            <text:list text:style-name="L2">
              <text:list-item>
                <text:p>Creating another name to the list.</text:p>
                <text:p>Since variables refer to objects, if we assign one variable to another, both variables</text:p>
              </text:list-item>
              <text:list-item>
                <text:p>refer to the same object:</text:p>
              </text:list-item>
              <text:list-item>
                <text:p>&gt;&gt;&gt; a = [1, 2, 3]</text:p>
              </text:list-item>
              <text:list-item>
                <text:p>&gt;&gt;&gt; b = a</text:p>
              </text:list-item>
              <text:list-item>
                <text:p>In this case, the state diagram looks like this:</text:p>
                <text:p>a</text:p>
                <text:p>b</text:p>
                <text:p/>
              </text:list-item>
            </text:list>
          </draw:text-box>
        </draw:frame>
        <draw:line draw:style-name="gr2" draw:text-style-name="P2" draw:layer="layout" svg:x1="3cm" svg:y1="14.8cm" svg:x2="5.2cm" svg:y2="15.6cm">
          <text:p/>
        </draw:line>
        <draw:line draw:style-name="gr2" draw:text-style-name="P2" draw:layer="layout" svg:x1="2.6cm" svg:y1="16.4cm" svg:x2="5.2cm" svg:y2="15.6cm">
          <text:p/>
        </draw:line>
        <draw:frame draw:style-name="gr3" draw:layer="layout" svg:width="5.8cm" svg:height="0.962cm" svg:x="4.6cm" svg:y="15.038cm">
          <draw:text-box>
            <text:list text:style-name="L1">
              <text:list-header>
                <text:p>[1, 2, 3]</text:p>
              </text:list-header>
            </text:list>
          </draw:text-box>
        </draw:frame>
        <draw:frame draw:style-name="gr4" draw:layer="layout" svg:width="1.102cm" svg:height="0.963cm" svg:x="4.263cm" svg:y="15.177cm">
          <draw:text-box>
            <text:list text:style-name="L1">
              <text:list-header>
                <text:p/>
              </text:list-header>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4" draw:layer="layout" svg:width="25.199cm" svg:height="3.506cm" svg:x="1.4cm" svg:y="0.837cm" presentation:class="title" presentation:user-transformed="true">
          <draw:text-box>
            <text:p>List Parameters</text:p>
          </draw:text-box>
        </draw:frame>
        <draw:frame presentation:style-name="pr2" draw:layer="layout" svg:width="25.199cm" svg:height="12.179cm" svg:x="1.4cm" svg:y="4.914cm" presentation:class="outline">
          <draw:text-box>
            <text:list text:style-name="L2">
              <text:list-header>
                <text:p>Passing a list as an argument actually passes a reference to the list, not a copy of the list. </text:p>
                <text:p><text:span text:style-name="T1">For example,</text:span> the function head takes a list as an argument and</text:p>
                <text:p>returns the first element:</text:p>
              </text:list-header>
              <text:list-item>
                <text:p>def head(list):</text:p>
                <text:p>return list[0]</text:p>
                <text:p>Here’s how it is used:</text:p>
                <text:p><text:s/>numbers = [1, 2, 3]</text:p>
                <text:p>head(numbers)</text:p>
                <text:p>1</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4" draw:layer="layout" svg:width="25.199cm" svg:height="3.506cm" svg:x="1.4cm" svg:y="0.837cm" presentation:class="title">
          <draw:text-box>
            <text:p>Nested Lists</text:p>
          </draw:text-box>
        </draw:frame>
        <draw:frame presentation:style-name="pr2" draw:layer="layout" svg:width="25.199cm" svg:height="12.179cm" svg:x="1.4cm" svg:y="4.914cm" presentation:class="outline">
          <draw:text-box>
            <text:list text:style-name="L2">
              <text:list-item>
                <text:p>Lists inside Lists are called as Nested Lists.</text:p>
                <text:p>list1 = ["hello", 2.0, 5, [10, 20]]</text:p>
                <text:p>list[3][1]</text:p>
              </text:list-item>
              <text:list-item>
                <text:p>Strings and Lists:</text:p>
                <text:p>song = "The rain in Spain..."</text:p>
                <text:p>song1 = song.split()</text:p>
                <text:p>'_ '.join(song1)</text:p>
                <text:p>"The_rain_in_Spain..."</text:p>
                <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4" draw:layer="layout" svg:width="25.199cm" svg:height="3.506cm" svg:x="1.4cm" svg:y="0.837cm" presentation:class="title">
          <draw:text-box>
            <text:p>Tuples</text:p>
          </draw:text-box>
        </draw:frame>
        <draw:frame presentation:style-name="pr2" draw:layer="layout" svg:width="25.199cm" svg:height="12.179cm" svg:x="1.4cm" svg:y="4.914cm" presentation:class="outline">
          <draw:text-box>
            <text:list text:style-name="L2">
              <text:list-item>
                <text:p>There is another type in Python called a tuple that is similar to a list except that it is <text:span text:style-name="T1">immutable</text:span>. Syntactically, a tuple is a comma-separated list of values:</text:p>
                <text:p>tuple = ’a’, ’b’, ’c’, ’d’, ’e’</text:p>
              </text:list-item>
              <text:list-item>
                <text:p>Although it is not necessary, it is conventional to enclose tuples in parentheses:</text:p>
                <text:p>tuple = (’a’, ’b’, ’c’, ’d’, ’e’)</text:p>
              </text:list-item>
              <text:list-item>
                <text:p>To create a tuple with a single element, we have to include the final comma:</text:p>
                <text:p>t1 = (’a’,)</text:p>
              </text:list-item>
              <text:list-item>
                <text:p>Without the comma, Python treats (’a’) as a string in parentheses:</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4" draw:layer="layout" svg:width="25.199cm" svg:height="3.506cm" svg:x="1.4cm" svg:y="0.837cm" presentation:class="title">
          <draw:text-box>
            <text:p>Tuple operations</text:p>
          </draw:text-box>
        </draw:frame>
        <draw:frame presentation:style-name="pr2" draw:layer="layout" svg:width="25.199cm" svg:height="12.179cm" svg:x="1.4cm" svg:y="4.914cm" presentation:class="outline">
          <draw:text-box>
            <text:list text:style-name="L2">
              <text:list-item>
                <text:p>The operations on tuples are the same as the operations on lists. The index operator selects an element from a tuple.</text:p>
              </text:list-item>
              <text:list-item>
                <text:p><text:s/>tuple = (’a’, ’b’, ’c’, ’d’, ’e’)</text:p>
              </text:list-item>
              <text:list-item>
                <text:p><text:s/>tuple[0]</text:p>
              </text:list-item>
              <text:list-item>
                <text:p>’a’</text:p>
              </text:list-item>
              <text:list-item>
                <text:p>And the slice operator selects a range of elements.</text:p>
              </text:list-item>
              <text:list-item>
                <text:p>tuple[1:3]</text:p>
              </text:list-item>
              <text:list-item>
                <text:p>(’b’, ’c’)</text:p>
              </text:list-item>
              <text:list-item>
                <text:p>But if we try to modify one of the elements of the tuple, we get an error:</text:p>
              </text:list-item>
              <text:list-item>
                <text:p>&gt;&gt;&gt; tuple[0] = ’A’</text:p>
              </text:list-item>
              <text:list-item>
                <text:p>TypeError: object doesn’t support item assignment</text:p>
              </text:list-item>
              <text:list-item>
                <text:p>Of course, even if we can’t modify the elements of a tuple, we can replace it with a different tuple:</text:p>
                <text:p>tuple = (’A’,) + tuple[1:]</text:p>
                <text:p>tuple</text:p>
                <text:p>(’A’, ’b’, ’c’, ’d’, ’e’)</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4" draw:layer="layout" svg:width="25.199cm" svg:height="3.506cm" svg:x="1.4cm" svg:y="0.837cm" presentation:class="title">
          <draw:text-box>
            <text:p>Tuples as return values</text:p>
          </draw:text-box>
        </draw:frame>
        <draw:frame presentation:style-name="pr2" draw:layer="layout" svg:width="25.199cm" svg:height="12.179cm" svg:x="1.4cm" svg:y="4.914cm" presentation:class="outline">
          <draw:text-box>
            <text:list text:style-name="L2">
              <text:list-item>
                <text:p>Functions can return tuples as return values. For example, we could write a function that swaps two parameters:</text:p>
                <text:p>def swap(x, y):</text:p>
                <text:p><text:s text:c="4"/>return y, x</text:p>
                <text:p>Then we can assign the return value to a tuple with two variables:</text:p>
                <text:p>a, b = swap(a, b)</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4" draw:layer="layout" svg:width="25.199cm" svg:height="3.506cm" svg:x="1.4cm" svg:y="0.837cm" presentation:class="title" presentation:placeholder="true" presentation:user-transformed="true">
          <draw:text-box/>
        </draw:frame>
        <draw:frame presentation:style-name="pr2"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2T17:44:55.913469772</meta:creation-date>
    <meta:generator>LibreOffice/4.2.8.2$Linux_X86_64 LibreOffice_project/420m0$Build-2</meta:generator>
    <dc:date>2016-06-03T13:54:12.586260169</dc:date>
    <meta:editing-duration>PT4H36M21S</meta:editing-duration>
    <meta:editing-cycles>45</meta:editing-cycles>
    <meta:document-statistic meta:object-count="101"/>
  </office:meta>
</office:document-meta>
</file>